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2.95cm" draw:shadow="hidden"/>
    </style:style>
    <style:style style:name="gr2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true" draw:auto-grow-width="false" fo:max-height="0cm" fo:min-height="2.95cm" draw:shadow="hidden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000000"/>
      <style:paragraph-properties fo:text-align="center"/>
      <style:text-properties fo:color="#801900" fo:font-weight="bold" style:font-weight-asian="bold" style:font-weight-complex="bold"/>
    </style:style>
    <style:style style:name="P2" style:family="paragraph">
      <loext:graphic-properties draw:fill="solid" draw:fill-color="#536dfe"/>
      <style:paragraph-properties fo:text-align="center"/>
      <style:text-properties fo:color="#801900" fo:font-weight="bold" style:font-weight-asian="bold" style:font-weight-complex="bold"/>
    </style:style>
    <style:style style:name="P3" style:family="paragraph">
      <loext:graphic-properties draw:fill="solid" draw:fill-color="#536dfe"/>
      <style:paragraph-properties fo:text-align="center"/>
      <style:text-properties fo:color="#000000" fo:font-weight="bold" style:font-weight-asian="bold" style:font-weight-complex="bold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2.094cm" svg:height="2.197cm" svg:x="8.307cm" svg:y="5.003cm" svg:viewBox="0 0 2095 2198" svg:d="M1094 1848c65 0 127-6 187-16 59-10 115-23 166-40 51-16 97-36 138-57 41-22 74-45 100-68v-295h-521v-331h931v785c-49 50-108 97-176 142-69 45-146 84-232 118s-180 61-281 81c-102 20-210 31-324 31-189 0-351-28-488-83-136-55-248-132-336-230-88-99-153-216-195-351-42-136-63-284-63-444 0-167 22-318 67-452 44-134 112-249 202-343 90-95 204-167 341-218s298-77 483-77c134 0 254 13 358 39 105 27 196 64 275 113 78 48 144 106 197 175 53 68 95 144 126 229l-412 124c-18-44-43-86-73-126s-68-75-113-105c-45-29-97-53-156-71s-126-26-202-26c-111 0-207 17-288 52s-148 84-200 149c-53 65-92 142-117 233-25 90-38 192-38 304 0 111 13 213 39 306s65 173 118 239c53 67 120 119 201 156 81 38 176 57 286 57z">
          <text:p/>
        </draw:path>
        <draw:path draw:style-name="gr1" draw:text-style-name="P1" draw:layer="layout" svg:width="1.74cm" svg:height="2.134cm" svg:x="10.8cm" svg:y="5.035cm" svg:viewBox="0 0 1741 2135" svg:d="M0 2135c0-712 0-1423 0-2135 560 0 1120 0 1679 0 0 115 0 230 0 346-410 0-821 0-1232 0 0 178 0 357 0 536 380 0 760 0 1140 0 0 115 0 230 0 346-380 0-760 0-1140 0 0 187 0 374 0 561 432 0 863 0 1294 0 0 116 0 231 0 346-580 0-1161 0-1741 0z">
          <text:p/>
        </draw:path>
        <draw:path draw:style-name="gr1" draw:text-style-name="P1" draw:layer="layout" svg:width="1.74cm" svg:height="2.134cm" svg:x="12.87cm" svg:y="5.035cm" svg:viewBox="0 0 1741 2135" svg:d="M0 2135c0-712 0-1423 0-2135 560 0 1120 0 1679 0 0 115 0 230 0 346-410 0-821 0-1232 0 0 178 0 357 0 536 380 0 760 0 1140 0 0 115 0 230 0 346-380 0-760 0-1140 0 0 187 0 374 0 561 432 0 863 0 1294 0 0 116 0 231 0 346-580 0-1161 0-1741 0z">
          <text:p/>
        </draw:path>
        <draw:path draw:style-name="gr1" draw:text-style-name="P1" draw:layer="layout" svg:width="2.004cm" svg:height="2.134cm" svg:x="14.94cm" svg:y="5.035cm" svg:viewBox="0 0 2005 2135" svg:d="M1478 2135c-256-327-512-653-767-980-88 67-176 134-264 201 0 260 0 520 0 779-149 0-298 0-447 0 0-712 0-1423 0-2135 149 0 298 0 447 0 0 323 0 646 0 968 321-322 642-645 963-968 173 0 347 0 521 0-304 301-608 602-912 903 328 411 657 822 986 1232-176 0-351 0-527 0z">
          <text:p/>
        </draw:path>
        <draw:path draw:style-name="gr1" draw:text-style-name="P1" draw:layer="layout" svg:width="1.574cm" svg:height="2.166cm" svg:x="17.115cm" svg:y="5.003cm" svg:viewBox="0 0 1575 2167" svg:d="M1575 612c0 67-9 125-27 176-17 51-41 96-70 136-30 40-63 75-100 107-38 32-76 62-115 90-40 29-79 56-116 84-38 27-72 56-103 87-30 31-55 65-74 101-19 37-30 80-32 128h-404c5-85 23-159 55-220s70-114 116-160c45-45 94-86 145-122 52-36 100-72 143-110 44-37 81-78 110-122 28-44 43-96 43-157 0-88-29-159-87-210-58-52-141-78-248-78-52 0-99 8-143 23-43 16-81 37-114 64-33 28-60 61-81 101-21 39-35 82-41 129h-432c12-91 37-177 75-256 38-80 90-150 155-209 66-60 147-107 242-142 96-35 207-52 333-52 121 0 229 14 324 42 95 29 176 69 242 122s117 118 151 194c35 75 53 160 53 254zM521 2167v-409h438v409z">
          <text:p/>
        </draw:path>
        <draw:path draw:style-name="gr2" draw:text-style-name="P2" draw:layer="layout" svg:width="2.094cm" svg:height="2.197cm" svg:x="8.177cm" svg:y="4.873cm" svg:viewBox="0 0 2095 2198" svg:d="M1094 1848c65 0 127-6 187-16 59-10 115-23 166-40 51-16 97-36 138-57 41-22 74-45 100-68v-295h-521v-331h931v785c-49 50-108 97-176 142-69 45-146 84-232 118s-180 61-281 81c-102 20-210 31-324 31-189 0-351-28-488-83-136-55-248-132-336-230-88-99-153-216-195-351-42-136-63-284-63-444 0-167 22-318 67-452 44-134 112-249 202-343 90-95 204-167 341-218s298-77 483-77c134 0 254 13 358 39 105 27 196 64 275 113 78 48 144 106 197 175 53 68 95 144 126 229l-412 124c-18-44-43-86-73-126s-68-75-113-105c-45-29-97-53-156-71s-126-26-202-26c-111 0-207 17-288 52s-148 84-200 149c-53 65-92 142-117 233-25 90-38 192-38 304 0 111 13 213 39 306s65 173 118 239c53 67 120 119 201 156 81 38 176 57 286 57z">
          <text:p/>
        </draw:path>
        <draw:path draw:style-name="gr2" draw:text-style-name="P2" draw:layer="layout" svg:width="1.74cm" svg:height="2.134cm" svg:x="10.671cm" svg:y="4.906cm" svg:viewBox="0 0 1741 2135" svg:d="M0 2135c0-712 0-1423 0-2135 560 0 1120 0 1679 0 0 115 0 230 0 346-410 0-821 0-1232 0 0 178 0 357 0 536 380 0 760 0 1140 0 0 115 0 230 0 346-380 0-760 0-1140 0 0 187 0 374 0 561 432 0 863 0 1294 0 0 116 0 231 0 346-580 0-1161 0-1741 0z">
          <text:p/>
        </draw:path>
        <draw:path draw:style-name="gr2" draw:text-style-name="P2" draw:layer="layout" svg:width="1.74cm" svg:height="2.134cm" svg:x="12.741cm" svg:y="4.906cm" svg:viewBox="0 0 1741 2135" svg:d="M0 2135c0-712 0-1423 0-2135 560 0 1120 0 1679 0 0 115 0 230 0 346-410 0-821 0-1232 0 0 178 0 357 0 536 380 0 760 0 1140 0 0 115 0 230 0 346-380 0-760 0-1140 0 0 187 0 374 0 561 432 0 863 0 1294 0 0 116 0 231 0 346-580 0-1161 0-1741 0z">
          <text:p/>
        </draw:path>
        <draw:path draw:style-name="gr2" draw:text-style-name="P2" draw:layer="layout" svg:width="2.004cm" svg:height="2.134cm" svg:x="14.811cm" svg:y="4.906cm" svg:viewBox="0 0 2005 2135" svg:d="M1478 2135c-256-327-512-653-767-980-88 67-176 134-264 201 0 260 0 520 0 779-149 0-298 0-447 0 0-712 0-1423 0-2135 149 0 298 0 447 0 0 323 0 646 0 968 321-322 642-645 963-968 173 0 347 0 521 0-304 301-608 602-912 903 328 411 657 822 986 1232-176 0-351 0-527 0z">
          <text:p/>
        </draw:path>
        <draw:path draw:style-name="gr2" draw:text-style-name="P3" draw:layer="layout" svg:width="1.574cm" svg:height="2.166cm" svg:x="16.985cm" svg:y="4.874cm" svg:viewBox="0 0 1575 2167" svg:d="M1575 612c0 67-9 125-27 176-17 51-41 96-70 136-30 40-63 75-100 107-38 32-76 62-115 90-40 29-79 56-116 84-38 27-72 56-103 87-30 31-55 65-74 101-19 37-30 80-32 128h-404c5-85 23-159 55-220s70-114 116-160c45-45 94-86 145-122 52-36 100-72 143-110 44-37 81-78 110-122 28-44 43-96 43-157 0-88-29-159-87-210-58-52-141-78-248-78-52 0-99 8-143 23-43 16-81 37-114 64-33 28-60 61-81 101-21 39-35 82-41 129h-432c12-91 37-177 75-256 38-80 90-150 155-209 66-60 147-107 242-142 96-35 207-52 333-52 121 0 229 14 324 42 95 29 176 69 242 122s117 118 151 194c35 75 53 160 53 254zM521 2167v-409h438v409z">
          <text:p/>
        </draw:path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1pt 1pt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4:27:24.976651136</meta:creation-date>
    <dc:date>2018-04-12T11:49:04.771828774</dc:date>
    <meta:editing-duration>PT9M48S</meta:editing-duration>
    <meta:editing-cycles>2</meta:editing-cycles>
    <meta:generator>LibreOffice/5.2.7.2$Linux_X86_64 LibreOffice_project/20m0$Build-2</meta:generator>
    <meta:document-statistic meta:object-count="33"/>
  </office:meta>
</office:document-meta>
</file>